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Email Sandy re:LPX us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Default" office:value-type="string" calcext:value-type="string">
            <text:p>23rd: https://iframe.recruitmentplatform.com/met_office/external/details.html?nPostingID=1376&amp;nPostingTargetID=2310&amp;option=52&amp;sort=DESC&amp;respnr=2&amp;ID=Q5JFK026203F3VBQB79LO8NXG&amp;Resultsperpage=10&amp;lg=UK&amp;mask=metext</text:p>
          </table:table-cell>
          <table:table-cell table:number-columns-repeated="6"/>
          <table:table-cell table:style-name="ce11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>
            <text:p>31st March: <text:a xlink:href="http://www.jobs.ac.uk/job/ANB021/research-fellow/" xlink:type="simple">http://www.jobs.ac.uk/job/ANB021/research-fellow/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ncas re certificates and interview plan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1" office:value-type="string" calcext:value-type="string">
            <text:p>TM2 repo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1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  <table:table-cell table:style-name="ce8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office:value-type="string" calcext:value-type="string">
            <text:p>Email Margrete</text:p>
          </table:table-cell>
          <table:table-cell table:number-columns-repeated="6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9:56:21.23037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15T09:36:46.875119439</dc:date>
    <dc:creator>Douglas Kelley</dc:creator>
    <meta:editing-duration>P12DT16H21M56S</meta:editing-duration>
    <meta:editing-cycles>43</meta:editing-cycles>
    <meta:generator>LibreOffice/4.4.6.3$Linux_X86_64 LibreOffice_project/40m0$Build-3</meta:generator>
    <meta:document-statistic meta:table-count="2" meta:cell-count="35" meta:object-count="0"/>
  </office:meta>
</office:document-meta>
</file>